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CronFieldTests.invalid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artzCronFieldTests.lastDayOfMonth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CronFieldTests.lastDayOfWeek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CronFieldTests.lastWeekdayOf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CronFieldTests.lastDayOf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